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P304" style:parent-style-name="Standard" style:family="paragraph">
      <style:text-properties style:text-line-through-style="solid" style:text-line-through-width="auto" style:text-line-through-color="font-color" style:text-line-through-mode="continuous" style:text-line-through-type="single"/>
    </style:style>
    <style:style style:name="P305" style:parent-style-name="Standard" style:family="paragraph">
      <style:text-properties style:text-line-through-style="solid" style:text-line-through-width="auto" style:text-line-through-color="font-color" style:text-line-through-mode="continuous" style:text-line-through-type="single"/>
    </style:style>
    <style:style style:name="T30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222222" fo:font-size="14pt" style:font-size-asian="14pt"/>
    </style:style>
    <style:style style:name="P307" style:parent-style-name="Textbody" style:family="paragraph">
      <style:paragraph-properties fo:margin-bottom="0in"/>
    </style:style>
    <style:style style:name="T30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09" style:parent-style-name="DefaultParagraphFont" style:family="text">
      <style:text-properties style:font-name="Verdana, Arial, 'Trebuchet MS'" fo:font-style="italic" style:font-style-asian="italic" style:text-line-through-style="solid" style:text-line-through-width="auto" style:text-line-through-color="font-color" style:text-line-through-mode="continuous" style:text-line-through-type="single" fo:color="#000000" fo:font-size="10.5pt" style:font-size-asian="10.5pt"/>
    </style:style>
    <style:style style:name="T310"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2" style:parent-style-name="Textbody" style:family="paragraph">
      <style:paragraph-properties fo:margin-bottom="0in"/>
    </style:style>
    <style:style style:name="T3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6" style:parent-style-name="Textbody" style:family="paragraph">
      <style:paragraph-properties fo:margin-bottom="0in"/>
    </style:style>
    <style:style style:name="T3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3" style:parent-style-name="Textbody" style:family="paragraph">
      <style:paragraph-properties fo:margin-bottom="0in"/>
    </style:style>
    <style:style style:name="T32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7" style:parent-style-name="Textbody" style:family="paragraph">
      <style:paragraph-properties fo:margin-bottom="0in"/>
    </style:style>
    <style:style style:name="T32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3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6" style:parent-style-name="Textbody" style:family="paragraph">
      <style:paragraph-properties fo:margin-bottom="0in"/>
    </style:style>
    <style:style style:name="T33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9"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5" style:parent-style-name="Textbody" style:family="paragraph">
      <style:paragraph-properties fo:margin-bottom="0in"/>
    </style:style>
    <style:style style:name="T34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4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3" style:parent-style-name="Textbody" style:family="paragraph">
      <style:paragraph-properties fo:margin-bottom="0in"/>
    </style:style>
    <style:style style:name="T35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5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5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7"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8" style:parent-style-name="Textbody" style:family="paragraph">
      <style:paragraph-properties fo:margin-bottom="0in"/>
    </style:style>
    <style:style style:name="T35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6"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7" style:parent-style-name="Textbody" style:family="paragraph">
      <style:paragraph-properties fo:margin-bottom="0in"/>
    </style:style>
    <style:style style:name="T36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1" style:parent-style-name="Textbody" style:family="paragraph">
      <style:paragraph-properties fo:margin-bottom="0in"/>
    </style:style>
    <style:style style:name="T37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5" style:parent-style-name="Textbody" style:family="paragraph">
      <style:paragraph-properties fo:margin-bottom="0in"/>
    </style:style>
    <style:style style:name="T37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1" style:parent-style-name="Standard" style:family="paragraph">
      <style:text-properties style:text-line-through-style="solid" style:text-line-through-width="auto" style:text-line-through-color="font-color" style:text-line-through-mode="continuous" style:text-line-through-type="single"/>
    </style:style>
    <style:style style:name="P382" style:parent-style-name="Heading1" style:family="paragraph">
      <style:text-properties style:text-line-through-style="solid" style:text-line-through-width="auto" style:text-line-through-color="font-color" style:text-line-through-mode="continuous" style:text-line-through-type="single"/>
    </style:style>
    <style:style style:name="P383"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4"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6"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7" style:parent-style-name="PreformattedText" style:family="paragraph">
      <style:paragraph-properties fo:border="0.0034in solid #2F6FAB" fo:padding="0.0138in" style:shadow="none" fo:background-color="#F1FFFF"/>
    </style:style>
    <style:style style:name="T388" style:parent-style-name="DefaultParagraphFont" style:family="text">
      <style:text-properties style:text-line-through-style="solid" style:text-line-through-width="auto" style:text-line-through-color="font-color" style:text-line-through-mode="continuous" style:text-line-through-type="single" fo:color="#000000" fo:font-size="12pt" style:font-size-asian="12pt" style:font-size-complex="12pt"/>
    </style:style>
    <style:style style:name="T389"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90"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91"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92"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3" style:parent-style-name="PreformattedText" style:family="paragraph">
      <style:paragraph-properties fo:border="0.0034in solid #2F6FAB" fo:padding="0.0138in" style:shadow="none" fo:background-color="#F1FFFF"/>
    </style:style>
    <style:style style:name="T394"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395"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396"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7"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99"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0" style:parent-style-name="PreformattedText" style:family="paragraph">
      <style:paragraph-properties fo:border="0.0034in solid #2F6FAB" fo:padding="0.0138in" style:shadow="none" fo:background-color="#F1FFFF"/>
    </style:style>
    <style:style style:name="T40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2"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3" style:parent-style-name="PreformattedText" style:family="paragraph">
      <style:paragraph-properties fo:border="0.0034in solid #2F6FAB" fo:padding="0.0138in" style:shadow="none" fo:background-color="#F1FFFF"/>
    </style:style>
    <style:style style:name="T404"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5"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406"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7" style:parent-style-name="PreformattedText" style:family="paragraph">
      <style:paragraph-properties fo:border="0.0034in solid #2F6FAB" fo:padding="0.0138in" style:shadow="none" fo:background-color="#F1FFFF"/>
    </style:style>
    <style:style style:name="T408"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9"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10"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4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41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4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414" style:parent-style-name="Standard" style:family="paragraph">
      <style:text-properties style:text-line-through-style="solid" style:text-line-through-width="auto" style:text-line-through-color="font-color" style:text-line-through-mode="continuous" style:text-line-through-type="single"/>
    </style:style>
    <style:style style:name="P415" style:parent-style-name="Standard" style:family="paragraph">
      <style:text-properties style:text-line-through-style="solid" style:text-line-through-width="auto" style:text-line-through-color="font-color" style:text-line-through-mode="continuous" style:text-line-through-type="single"/>
    </style:style>
    <style:style style:name="P416" style:parent-style-name="Standard" style:family="paragraph">
      <style:text-properties style:text-line-through-style="solid" style:text-line-through-width="auto" style:text-line-through-color="font-color" style:text-line-through-mode="continuous" style:text-line-through-type="single"/>
    </style:style>
    <style:style style:name="P417" style:parent-style-name="Standard" style:family="paragraph">
      <style:text-properties style:text-line-through-style="solid" style:text-line-through-width="auto" style:text-line-through-color="font-color" style:text-line-through-mode="continuous" style:text-line-through-type="single"/>
    </style:style>
    <style:style style:name="T418" style:parent-style-name="DefaultParagraphFont" style:family="text">
      <style:text-properties style:text-line-through-style="solid" style:text-line-through-width="auto" style:text-line-through-color="font-color" style:text-line-through-mode="continuous" style:text-line-through-type="single"/>
    </style:style>
    <style:style style:name="T419" style:parent-style-name="DefaultParagraphFont" style:family="text">
      <style:text-properties style:text-line-through-style="solid" style:text-line-through-width="auto" style:text-line-through-color="font-color" style:text-line-through-mode="continuous" style:text-line-through-type="single"/>
    </style:style>
    <style:style style:name="P420" style:parent-style-name="Standard" style:family="paragraph">
      <style:text-properties style:text-line-through-style="solid" style:text-line-through-width="auto" style:text-line-through-color="font-color" style:text-line-through-mode="continuous" style:text-line-through-type="single"/>
    </style:style>
    <style:style style:name="P421" style:parent-style-name="Standard" style:family="paragraph">
      <style:text-properties style:text-line-through-style="solid" style:text-line-through-width="auto" style:text-line-through-color="font-color" style:text-line-through-mode="continuous" style:text-line-through-type="single"/>
    </style:style>
    <style:style style:name="P422" style:parent-style-name="Standard" style:family="paragraph">
      <style:text-properties style:text-line-through-style="solid" style:text-line-through-width="auto" style:text-line-through-color="font-color" style:text-line-through-mode="continuous" style:text-line-through-type="single"/>
    </style:style>
    <style:style style:name="T423" style:parent-style-name="DefaultParagraphFont" style:family="text">
      <style:text-properties style:text-line-through-style="solid" style:text-line-through-width="auto" style:text-line-through-color="font-color" style:text-line-through-mode="continuous" style:text-line-through-type="single"/>
    </style:style>
    <style:style style:name="T424" style:parent-style-name="DefaultParagraphFont" style:family="text">
      <style:text-properties style:text-line-through-style="solid" style:text-line-through-width="auto" style:text-line-through-color="font-color" style:text-line-through-mode="continuous" style:text-line-through-type="single"/>
    </style:style>
    <style:style style:name="T425" style:parent-style-name="DefaultParagraphFont" style:family="text">
      <style:text-properties style:text-line-through-style="solid" style:text-line-through-width="auto" style:text-line-through-color="font-color" style:text-line-through-mode="continuous" style:text-line-through-type="single"/>
    </style:style>
    <style:style style:name="T426" style:parent-style-name="DefaultParagraphFont" style:family="text">
      <style:text-properties style:text-line-through-style="solid" style:text-line-through-width="auto" style:text-line-through-color="font-color" style:text-line-through-mode="continuous" style:text-line-through-type="single"/>
    </style:style>
    <style:style style:name="T42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428" style:parent-style-name="DefaultParagraphFont" style:family="text">
      <style:text-properties style:text-line-through-style="solid" style:text-line-through-width="auto" style:text-line-through-color="font-color" style:text-line-through-mode="continuous" style:text-line-through-type="single"/>
    </style:style>
    <style:style style:name="T429" style:parent-style-name="Hyperlink" style:family="text">
      <style:text-properties style:text-line-through-style="solid" style:text-line-through-width="auto" style:text-line-through-color="font-color" style:text-line-through-mode="continuous" style:text-line-through-type="single"/>
    </style:style>
    <style:style style:name="P430" style:parent-style-name="Standard" style:family="paragraph">
      <style:text-properties style:text-line-through-style="solid" style:text-line-through-width="auto" style:text-line-through-color="font-color" style:text-line-through-mode="continuous" style:text-line-through-type="single"/>
    </style:style>
    <style:style style:name="P43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43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43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43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435" style:parent-style-name="Standard" style:family="paragraph">
      <style:text-properties style:text-line-through-style="solid" style:text-line-through-width="auto" style:text-line-through-color="font-color" style:text-line-through-mode="continuous" style:text-line-through-type="single"/>
    </style:style>
    <style:style style:name="P436" style:parent-style-name="Standard" style:family="paragraph">
      <style:text-properties style:text-line-through-style="solid" style:text-line-through-width="auto" style:text-line-through-color="font-color" style:text-line-through-mode="continuous" style:text-line-through-type="single"/>
    </style:style>
    <style:style style:name="P437" style:parent-style-name="Standard" style:family="paragraph">
      <style:text-properties style:text-line-through-style="solid" style:text-line-through-width="auto" style:text-line-through-color="font-color" style:text-line-through-mode="continuous" style:text-line-through-type="single"/>
    </style:style>
    <style:style style:name="P438" style:parent-style-name="Standard" style:family="paragraph">
      <style:text-properties style:text-line-through-style="solid" style:text-line-through-width="auto" style:text-line-through-color="font-color" style:text-line-through-mode="continuous" style:text-line-through-type="single"/>
    </style:style>
    <style:style style:name="P439" style:parent-style-name="Standard" style:family="paragraph">
      <style:text-properties style:text-line-through-style="solid" style:text-line-through-width="auto" style:text-line-through-color="font-color" style:text-line-through-mode="continuous" style:text-line-through-type="single"/>
    </style:style>
    <style:style style:name="P440" style:parent-style-name="Standard" style:family="paragraph">
      <style:text-properties style:text-line-through-style="solid" style:text-line-through-width="auto" style:text-line-through-color="font-color" style:text-line-through-mode="continuous" style:text-line-through-type="single"/>
    </style:style>
    <style:style style:name="P441" style:parent-style-name="Standard" style:family="paragraph">
      <style:text-properties style:text-line-through-style="solid" style:text-line-through-width="auto" style:text-line-through-color="font-color" style:text-line-through-mode="continuous" style:text-line-through-type="single"/>
    </style:style>
    <style:style style:name="P442" style:parent-style-name="Standard" style:family="paragraph">
      <style:text-properties style:text-line-through-style="solid" style:text-line-through-width="auto" style:text-line-through-color="font-color" style:text-line-through-mode="continuous" style:text-line-through-type="single"/>
    </style:style>
    <style:style style:name="P443" style:parent-style-name="Standard" style:family="paragraph">
      <style:text-properties style:text-line-through-style="solid" style:text-line-through-width="auto" style:text-line-through-color="font-color" style:text-line-through-mode="continuous" style:text-line-through-type="single"/>
    </style:style>
    <style:style style:name="P444" style:parent-style-name="Standard" style:family="paragraph">
      <style:text-properties style:text-line-through-style="solid" style:text-line-through-width="auto" style:text-line-through-color="font-color" style:text-line-through-mode="continuous" style:text-line-through-type="single"/>
    </style:style>
    <style:style style:name="P445" style:parent-style-name="Standard" style:family="paragraph">
      <style:text-properties style:text-line-through-style="solid" style:text-line-through-width="auto" style:text-line-through-color="font-color" style:text-line-through-mode="continuous" style:text-line-through-type="single"/>
    </style:style>
    <style:style style:name="T446" style:parent-style-name="DefaultParagraphFont" style:family="text">
      <style:text-properties style:text-line-through-style="solid" style:text-line-through-width="auto" style:text-line-through-color="font-color" style:text-line-through-mode="continuous" style:text-line-through-type="single"/>
    </style:style>
    <style:style style:name="P447" style:parent-style-name="Standard" style:family="paragraph">
      <style:text-properties style:text-line-through-style="solid" style:text-line-through-width="auto" style:text-line-through-color="font-color" style:text-line-through-mode="continuous" style:text-line-through-type="single"/>
    </style:style>
    <style:style style:name="P448" style:parent-style-name="Standard" style:family="paragraph">
      <style:text-properties style:text-line-through-style="solid" style:text-line-through-width="auto" style:text-line-through-color="font-color" style:text-line-through-mode="continuous" style:text-line-through-type="single"/>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P297">Alter CSS for style of book</text:p>
      <text:p text:style-name="P298">Check &lt;hr /&gt;s</text:p>
      <text:p text:style-name="P299">Format transcriber's notes</text:p>
      <text:p text:style-name="Standard"/>
      <text:p text:style-name="P300"><text:s text:c="4"/>Use the element-markup buttons in the HTML Palette to mark up these areas. Use regex replacements to make systematic changes.</text:p>
      <text:p text:style-name="P301"><text:s text:c="4"/>Open the file in one or more web browsers (Internet Explorer and at least one other such as Firefox or Netscape) using the "View in Browser" button. Page through the entire book.</text:p>
      <text:p text:style-name="P302"><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3">Dropcaps</text:p>
      <text:p text:style-name="P304">Page numbers - create self-links</text:p>
      <text:p text:style-name="P305"><text:tab/>Use regex<text:s/>cookbook but alter to have href in existing &lt;a&gt;</text:p>
      <text:p text:style-name="Standard"/>
      <text:p text:style-name="Standard"/>
      <text:p text:style-name="Standard"/>
      <text:p text:style-name="Standard"><text:s text:c="3"/><text:span text:style-name="T306">21. Prepare HTML Edition (4-? hr.)</text:span></text:p>
      <text:list text:style-name="LFO1" text:continue-numbering="true">
        <text:list-item>
          <text:p text:style-name="P307"><text:span text:style-name="T308">Open </text:span><text:span text:style-name="T309">bookname</text:span><text:span text:style-name="T310">.html</text:span><text:span text:style-name="T311"> that was saved in step 16.</text:span></text:p>
        </text:list-item>
        <text:list-item>
          <text:p text:style-name="P312"><text:span text:style-name="T313">If you will insert visible page numbers or anchors at page boundaries, then configure the</text:span><text:a xlink:href="http://www.pgdp.net/wiki/PPTools/Guiguts/Page_Labels#Setting_Page_Labels" office:target-frame-name="_top" xlink:show="replace"><text:span text:style-name="T314">page labels</text:span></text:a><text:span text:style-name="T315"> before proceeding</text:span></text:p>
        </text:list-item>
        <text:list-item>
          <text:p text:style-name="P316"><text:span text:style-name="T317">Check the footnotes and move them to the Landing Zones you have decided on, as described in the </text:span><text:a xlink:href="http://www.pgdp.net/wiki/PPTools/Guiguts/Footnotes" office:target-frame-name="_top" xlink:show="replace"><text:span text:style-name="T318">PPTo</text:span><text:span text:style-name="T319">ols/Guiguts/Footnotes</text:span></text:a><text:span text:style-name="T320">.</text:span></text:p>
        </text:list-item>
        <text:list-item>
          <text:p text:style-name="P321">It is preferable for the source line-breaks to match the book; however HTML poetry markup won't work unless /P..P/ sections have been rewrapped. If the book has much poetry, rewrap it all; else select and rewrap poetry sections<text:s/>individually.</text:p>
        </text:list-item>
        <text:list-item>
          <text:p text:style-name="P322">Don't remove the rewrap markers. These are needed for generation of proper HTML.</text:p>
        </text:list-item>
        <text:list-item>
          <text:p text:style-name="P323"><text:span text:style-name="T324">Open the </text:span><text:a xlink:href="http://www.pgdp.net/wiki/PPTools/Guiguts/HTML" office:target-frame-name="_top" xlink:show="replace"><text:span text:style-name="T325">HTML Palette</text:span></text:a><text:span text:style-name="T326"> and set optional switches as desired.</text:span></text:p>
        </text:list-item>
        <text:list-item>
          <text:p text:style-name="P327"><text:span text:style-name="T328">Apply </text:span><text:a xlink:href="http://www.pgdp.net/wiki/PPTools/Guiguts/HTML#Autogenerating_HTML" office:target-frame-name="_top" xlink:show="replace"><text:span text:style-name="T329">Automatic HTML conversion</text:span></text:a><text:span text:style-name="T330"> and wait while it completes.</text:span></text:p>
        </text:list-item>
        <text:list-item>
          <text:p text:style-name="P331">Save the file and open it in a browser.</text:p>
        </text:list-item>
        <text:list-item>
          <text:p text:style-name="P332">Scroll through looking for systematic errors. (Title pages, tables, etc. will look terrible; no matter). If automatic conversion messed up, delete the file and start this step over with the backup file.</text:p>
        </text:list-item>
        <text:list-item>
          <text:p text:style-name="P333">Page through the book looking for text that was not handled well by automatic HTML generation, in particular:</text:p>
          <text:list text:continue-numbering="true">
            <text:list-item>
              <text:p text:style-name="P334">Title pages.</text:p>
            </text:list-item>
            <text:list-item>
              <text:p text:style-name="P335">Tables.</text:p>
            </text:list-item>
            <text:list-item>
              <text:p text:style-name="P336"><text:span text:style-name="T337">Ta</text:span><text:span text:style-name="T338">bles of Contents and Indexes, which are best formatted using unsigned lists, rather than the markup Guiguts generates for </text:span><text:span text:style-name="T339">/$..$/</text:span><text:span text:style-name="T340">.</text:span></text:p>
            </text:list-item>
            <text:list-item>
              <text:p text:style-name="P341">End matter</text:p>
            </text:list-item>
            <text:list-item>
              <text:p text:style-name="P342">reformat front matter to remove &lt;p&gt; for sentences</text:p>
            </text:list-item>
            <text:list-item>
              <text:p text:style-name="P343">Illustrations. (sideways f)</text:p>
            </text:list-item>
            <text:list-item>
              <text:p text:style-name="P344">illustration links to larger image</text:p>
            </text:list-item>
          </text:list>
        </text:list-item>
        <text:list-item>
          <text:p text:style-name="P345"><text:span text:style-name="T346">Us</text:span><text:span text:style-name="T347">e the </text:span><text:a xlink:href="http://www.pgdp.net/wiki/PPTools/Guiguts/HTML#Inserting_HTML_Element_by_Element" office:target-frame-name="_top" xlink:show="replace"><text:span text:style-name="T348">element-markup buttons</text:span></text:a><text:span text:style-name="T349"> in the HTML Palette to mark up these areas. Use regex replacements to make systematic changes.</text:span></text:p>
        </text:list-item>
        <text:list-item>
          <text:p text:style-name="P350">Format CSS for headings etc.</text:p>
        </text:list-item>
        <text:list-item>
          <text:p text:style-name="P351">Open the file in one or more web browsers (Internet Explorer and at least one other such as Firefox or Netscape) using the "View in Browser" button. Page through the entire book.</text:p>
          <text:list text:continue-numbering="true">
            <text:list-item>
              <text:p text:style-name="P352">Where you see a problem, make a correction in Guiguts, save the file, and click the<text:s/>"reload" button in each browser.</text:p>
            </text:list-item>
          </text:list>
        </text:list-item>
        <text:list-item>
          <text:p text:style-name="P353"><text:span text:style-name="T354">Hyperlink page references in text, TOC, and index (discussed </text:span><text:a xlink:href="http://www.pgdp.net/wiki/PPTools/Guiguts/HTML#Hyperlinking_Page_Numbers" office:target-frame-name="_top" xlink:show="replace"><text:span text:style-name="T355">here</text:span></text:a><text:span text:style-name="T356">).</text:span></text:p>
        </text:list-item>
        <text:list-item>
          <text:p text:style-name="P35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8"><text:span text:style-name="T359">If there is a cover image for</text:span><text:span text:style-name="T360"><text:s/>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61">Proofreaders' Guide to EPUB</text:span></text:a><text:span text:style-name="T362"> or the</text:span><text:a xlink:href="http://www.pgdp.net/wiki/PP_guide_to_cover_pages" office:target-frame-name="_top" xlink:show="replace"><text:span text:style-name="T363">PP guide to cover pages</text:span></text:a><text:span text:style-name="T364">.</text:span></text:p>
        </text:list-item>
        <text:list-item>
          <text:p text:style-name="P365">Use the "Find orphaned markup" button on the HTML Palette to find any mismatched html markup in the file.</text:p>
          <text:list text:continue-numbering="true">
            <text:list-item>
              <text:p text:style-name="P366">Note: The search will stop on any nested spans, even though<text:s/>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7"><text:span text:style-name="T368">Apply the </text:span><text:a xlink:href="http://www.pgdp.net/wiki/PPTools/Guiguts/HTML#Using_the_Link_Checker" office:target-frame-name="_top" xlink:show="replace"><text:span text:style-name="T369">Link Checker</text:span></text:a><text:span text:style-name="T370"> and correct all issues found.</text:span></text:p>
        </text:list-item>
        <text:list-item>
          <text:p text:style-name="P371"><text:span text:style-name="T372">Apply </text:span><text:a xlink:href="http://www.pgdp.net/wiki/PPTools/Guiguts/HTML#Using_HTML_Tidy" office:target-frame-name="_top" xlink:show="replace"><text:span text:style-name="T373">Tidy</text:span></text:a><text:span text:style-name="T374">.</text:span></text:p>
        </text:list-item>
        <text:list-item>
          <text:p text:style-name="P375"><text:span text:style-name="T376">Use the W3C Validate and W3C CSS Validate buttons to check the correctness of HTML and CSS. Alternatively, open the </text:span><text:a xlink:href="http://validator.w3.org/" office:target-frame-name="_top" xlink:show="replace"><text:span text:style-name="T377">WC3 Validator</text:span></text:a><text:span text:style-name="T378">, upload the file, and correct the nits it picks. Be sure to use bo</text:span><text:span text:style-name="T379">th the HTML and CSS validators. There are reports that the buttons do not pick up all the errors found by the web site so the final checks should be done on the web site.</text:span></text:p>
        </text:list-item>
        <text:list-item>
          <text:p text:style-name="P380">Use ppvimage</text:p>
        </text:list-item>
      </text:list>
      <text:p text:style-name="P381"/>
      <text:h text:style-name="P382" text:outline-level="1">Front cover</text:h>
      <text:p text:style-name="P383">Only if you created or modified the cover, you need to add<text:s/>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text:s/>etc. Use whatever you normally do for TNs. Then it defines a covernote class which will make your note hidden and not displayed. The @media block then overrides this for handheld devices, so your note will be displayed on them.</text:p>
      <text:soft-page-break/>
      <text:p text:style-name="P384">div.tnotes {background-color: #eeeeee; border: 1px solid black; padding: 1em;}</text:p>
      <text:p text:style-name="P385">.covernote {visibility: hidden; display: none;}</text:p>
      <text:p text:style-name="P386">@media handheld {</text:p>
      <text:p text:style-name="P387"><text:span text:style-name="T388"><text:s text:c="2"/></text:span><text:span text:style-name="T389">.covernote {visibility: visible; display: block;}</text:span></text:p>
      <text:p text:style-name="P390">}</text:p>
      <text:p text:style-name="P391">It may be that your main TN is at the end of the book, and the epub cover TN is the<text:s/>only one that is required at the front. In this case, you can use the covernote class on the whole div (immediately after &lt;body&gt;), as follows.</text:p>
      <text:p text:style-name="P392">&lt;div class="tnotes covernote"&gt;</text:p>
      <text:p text:style-name="P393"><text:span text:style-name="T394"><text:s text:c="2"/></text:span><text:span text:style-name="T395">&lt;p&gt;The cover image was created by the transcriber and is placed in the public do</text:span><text:span text:style-name="T396">main.&lt;/p&gt;</text:span></text:p>
      <text:p text:style-name="P397">&lt;/div&gt;</text:p>
      <text:p text:style-name="P398">However, if you have other notes that you want to appear at the front of the book, you will want the div to be displayed, but just the cover image paragraph hidden, something like this:</text:p>
      <text:p text:style-name="P399">&lt;div class="tnotes"&gt;</text:p>
      <text:p text:style-name="P400"><text:span text:style-name="T401"><text:s text:c="2"/></text:span><text:span text:style-name="T402">&lt;p&gt;Transcriber's Notes&lt;/p&gt;</text:span></text:p>
      <text:p text:style-name="P403"><text:span text:style-name="T404"><text:s text:c="2"/></text:span><text:span text:style-name="T405">&lt;</text:span><text:span text:style-name="T406">p class="covernote"&gt;The cover image was created by the transcriber and is placed in the public domain.&lt;/p&gt;</text:span></text:p>
      <text:p text:style-name="P407"><text:span text:style-name="T408"><text:s text:c="2"/></text:span><text:span text:style-name="T409">&lt;p&gt;Other information readers require before reading the book...&lt;/p&gt;</text:span></text:p>
      <text:p text:style-name="P410">&lt;/div&gt;</text:p>
      <text:p text:style-name="Textbody"><text:span text:style-name="T411">To view in your browser what the TN will look like in the epub version, </text:span><text:span text:style-name="T412">temporarily</text:span><text:span text:style-name="T413"> change "@media handheld" to "@media all" in the CSS above - don't forget to change it back!</text:span></text:p>
      <text:p text:style-name="P414"/>
      <text:p text:style-name="P415">** Create transcriber's note</text:p>
      <text:p text:style-name="Standard"/>
      <text:p text:style-name="Standard">Format to look like original:</text:p>
      <text:p text:style-name="P416">**hide page numbers</text:p>
      <text:p text:style-name="P417">** chapter headings.</text:p>
      <text:p text:style-name="Standard"><text:span text:style-name="T418">**<text:s/></text:span><text:a xlink:href="http://www.pgdp.net/wiki/Accessibility_Recipes/Dropcaps" office:target-frame-name="_top" xlink:show="replace"><text:span text:style-name="T419">Drop caps.</text:span></text:a></text:p>
      <text:p text:style-name="P420">** correspondence</text:p>
      <text:p text:style-name="P421">** Thought breaks to match image</text:p>
      <text:p text:style-name="P422">** footnotes</text:p>
      <text:p text:style-name="Standard"><text:a xlink:href="http://www.pgdp.net/wiki/Accessibility_Recipes/Footnotes" office:target-frame-name="_top" xlink:show="replace"><text:span text:style-name="T423">Make footnotes accessible</text:span></text:a></text:p>
      <text:p text:style-name="Standard"><text:a xlink:href="http://www.pgdp.net/wiki/Accessibility_Recipes/Emphasis" office:target-frame-name="_top" xlink:show="replace"><text:span text:style-name="T424">Change &lt;i&gt; and &lt;b&gt; to appropriate markup</text:span></text:a></text:p>
      <text:p text:style-name="Standard"><text:a xlink:href="http://www.pgdp.net/wiki/The_Proofreader's_Guide_to_EPUB#How_to_Author_HTML_That_Converts_Gracefully_to_EPUB" office:target-frame-name="_top" xlink:show="replace"><text:span text:style-name="T425">Change 'width=px' in img t</text:span><text:span text:style-name="T426">o CSS with @media screen classes<text:s/></text:span></text:a></text:p>
      <text:p text:style-name="Standard"><text:span text:style-name="T427">Remove unused CSS using the PPHTML check. Alternatively, check manually or use a tool such as the Firefox addons Firebug (with CSS Usage extension) or Dust-Me Selectors.</text:span></text:p>
      <text:p text:style-name="Standard"><text:span text:style-name="T428">Change HR margins<text:s/></text:span><text:a xlink:href="http://www.pgdp.net/wiki/Easy_Epub/HRs" office:target-frame-name="_top" xlink:show="replace"><text:span text:style-name="T429">http://www.pgdp.net/wiki/Easy_Epub/HRs</text:span></text:a></text:p>
      <text:p text:style-name="P430">Test in epubmaker (esp page breaks)</text:p>
      <text:p text:style-name="Standard"/>
      <text:list text:style-name="LFO1" text:continue-numbering="true">
        <text:list-item>
          <text:p text:style-name="P431">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432">Use the Image Check button to check the correctness of links to images.</text:p>
        </text:list-item>
        <text:list-item>
          <text:p text:style-name="P433">Use the Check All button to run all of the above checks, especially if you make any further changes. Always run these checks one more time before submitting.</text:p>
        </text:list-item>
        <text:list-item>
          <text:p text:style-name="P434"/>
        </text:list-item>
      </text:list>
      <text:p text:style-name="P435"><text:s text:c="4"/>Use the "Find orphaned markup" button on the HTML Palette to find any mismatched html markup in the file.</text:p>
      <text:p text:style-name="P436"><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text:s/><text:soft-page-break/>be sure to go back and apply the changes to your original file!</text:p>
      <text:p text:style-name="P437"><text:s text:c="4"/>Apply the Link Checker and correct all issues found.</text:p>
      <text:p text:style-name="P438"><text:s text:c="4"/>Apply Tidy.</text:p>
      <text:p text:style-name="P439"><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440"><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441"><text:s text:c="4"/>Use the Image Check button to check the correctness of links to images.</text:p>
      <text:p text:style-name="P442"><text:s text:c="4"/>Use the Check All button to run all of the above checks, especially if you make any further changes. Always run these checks one more time before submitting.</text:p>
      <text:p text:style-name="Standard"/>
      <text:p text:style-name="P443"/>
      <text:p text:style-name="P444"><text:s text:c="4"/>Page through entire HTML book making sure that each image is being loaded<text:s/>correctly. Test each thumbnail if used.</text:p>
      <text:p text:style-name="P445"/>
      <text:p text:style-name="Standard"><text:a xlink:href="http://www.pgdp.net/wiki/Accessible_HTML_eBooks#Tools" office:target-frame-name="_top" xlink:show="replace"><text:span text:style-name="T446">Do accessibility checks</text:span></text:a></text:p>
      <text:p text:style-name="P447"/>
      <text:p text:style-name="P448">Do ePub checks</text:p>
      <text:p text:style-name="Standard"/>
      <text:p text:style-name="Standard">Wait for smooth reading, edit and do other checks.</text:p>
      <text:p text:style-name="Standard">Check against PPV list.</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text:s/>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text:s/>use the Finder command File&gt; Create Archive of...; it creates a gzip file that PG cannot use. Use a zip command in a terminal window.)</text:p>
      <text:soft-page-break/>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text:s/>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 Browse<text:s/>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3T22:51:00Z</dc:date>
    <meta:template xlink:href="Normal.dotm" xlink:type="simple"/>
    <meta:editing-cycles>138</meta:editing-cycles>
    <meta:editing-duration>PT13680S</meta:editing-duration>
    <meta:document-statistic meta:page-count="13" meta:paragraph-count="65" meta:word-count="4922" meta:character-count="32919" meta:row-count="233" meta:non-whitespace-character-count="28062"/>
  </office:meta>
</office:document-meta>
</file>